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font-size="12pt" fo:font-weight="bold" officeooo:rsid="002ae303" officeooo:paragraph-rsid="002ae303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fo:font-weight="bold" officeooo:rsid="002c215a" officeooo:paragraph-rsid="002c215a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break-before="page"/>
      <style:text-properties fo:font-size="12pt" fo:font-weight="bold" officeooo:rsid="002c215a" officeooo:paragraph-rsid="002c215a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d4d4d4" loext:opacity="100%" style:font-name="Droid Sans Mono" fo:font-size="10.5pt" fo:font-weight="normal" officeooo:rsid="002c215a" officeooo:paragraph-rsid="002c215a" fo:background-color="#1e1e1e" style:font-size-asian="10.5pt" style:font-weight-asian="bold" style:font-size-complex="10.5pt" style:font-weight-complex="bold"/>
    </style:style>
    <style:style style:name="P5" style:family="paragraph" style:parent-style-name="Standard">
      <style:paragraph-properties style:line-height-at-least="0.252cm"/>
      <style:text-properties fo:color="#d4d4d4" loext:opacity="100%" style:font-name="Droid Sans Mono" fo:font-size="10.5pt" fo:font-weight="normal" fo:background-color="#1e1e1e" style:font-size-asian="10.5pt" style:font-size-complex="10.5pt"/>
    </style:style>
    <style:style style:name="P6" style:family="paragraph" style:parent-style-name="Standard">
      <style:paragraph-properties style:line-height-at-least="0.252cm"/>
      <style:text-properties fo:color="#9cdcfe" loext:opacity="100%" style:font-name="Droid Sans Mono" fo:font-size="10.5pt" fo:font-weight="normal" officeooo:rsid="002cca8c" officeooo:paragraph-rsid="002cca8c" fo:background-color="#1e1e1e" style:font-size-asian="10.5pt" style:font-weight-asian="bold" style:font-size-complex="10.5pt" style:font-weight-complex="bold"/>
    </style:style>
    <style:style style:name="P7" style:family="paragraph" style:parent-style-name="Standard">
      <style:paragraph-properties style:line-height-at-least="0.252cm" fo:break-before="page"/>
      <style:text-properties fo:color="#9cdcfe" loext:opacity="100%" style:font-name="Droid Sans Mono" fo:font-size="10.5pt" fo:font-weight="normal" officeooo:rsid="002cca8c" officeooo:paragraph-rsid="002cca8c" fo:background-color="#1e1e1e" style:font-size-asian="10.5pt" style:font-weight-asian="bold" style:font-size-complex="10.5pt" style:font-weight-complex="bold"/>
    </style:style>
    <style:style style:name="P8" style:family="paragraph" style:parent-style-name="Standard">
      <style:paragraph-properties style:line-height-at-least="0.252cm"/>
      <style:text-properties fo:font-size="10.5pt" style:font-size-asian="10.5pt" style:font-size-complex="10.5pt"/>
    </style:style>
    <style:style style:name="P9" style:family="paragraph" style:parent-style-name="Standard">
      <style:paragraph-properties style:line-height-at-least="0.252cm"/>
      <style:text-properties fo:font-size="10.5pt" fo:font-weight="bold" officeooo:rsid="002cca8c" officeooo:paragraph-rsid="002cca8c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style:line-height-at-least="0.252cm" fo:break-before="page"/>
      <style:text-properties fo:font-size="10.5pt" fo:font-weight="bold" officeooo:rsid="002cca8c" officeooo:paragraph-rsid="002cca8c" style:font-size-asian="10.5pt" style:font-weight-asian="bold" style:font-size-complex="10.5pt" style:font-weight-complex="bold"/>
    </style:style>
    <style:style style:name="P11" style:family="paragraph" style:parent-style-name="Preformatted_20_Text">
      <style:paragraph-properties fo:break-before="page"/>
      <style:text-properties fo:color="#d4d4d4" loext:opacity="100%" style:font-name="Droid Sans Mono" fo:font-size="10.5pt" fo:font-weight="normal" officeooo:paragraph-rsid="002ae303" fo:background-color="#1e1e1e" style:font-size-asian="10.5pt" style:font-size-complex="10.5pt"/>
    </style:style>
    <style:style style:name="P12" style:family="paragraph" style:parent-style-name="Standard">
      <style:paragraph-properties style:line-height-at-least="0.252cm"/>
      <style:text-properties fo:color="#9cdcfe" loext:opacity="100%" style:font-name="Droid Sans Mono" fo:font-size="10.5pt" fo:font-weight="normal" officeooo:paragraph-rsid="00305d0d" fo:background-color="#1e1e1e"/>
    </style:style>
    <style:style style:name="P13" style:family="paragraph" style:parent-style-name="Standard">
      <style:paragraph-properties style:line-height-at-least="0.252cm"/>
      <style:text-properties fo:color="#9cdcfe" loext:opacity="100%" style:font-name="Droid Sans Mono" fo:font-size="10.5pt" fo:font-weight="normal" officeooo:paragraph-rsid="0039cd42" fo:background-color="#1e1e1e"/>
    </style:style>
    <style:style style:name="P14" style:family="paragraph" style:parent-style-name="Standard">
      <style:paragraph-properties style:line-height-at-least="0.252cm"/>
      <style:text-properties fo:color="#9cdcfe" loext:opacity="100%" style:font-name="Droid Sans Mono" fo:font-size="10.5pt" fo:font-weight="normal" officeooo:paragraph-rsid="003a7f71" fo:background-color="#1e1e1e"/>
    </style:style>
    <style:style style:name="P15" style:family="paragraph" style:parent-style-name="Standard">
      <style:paragraph-properties style:line-height-at-least="0.252cm"/>
      <style:text-properties fo:color="#9cdcfe" loext:opacity="100%" style:font-name="Droid Sans Mono" fo:font-size="10.5pt" fo:font-weight="normal" officeooo:rsid="002cca8c" officeooo:paragraph-rsid="002cca8c" fo:background-color="#1e1e1e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style:line-height-at-least="0.252cm"/>
      <style:text-properties fo:color="#9cdcfe" loext:opacity="100%" style:font-name="Droid Sans Mono" fo:font-size="10.5pt" fo:font-weight="normal" officeooo:rsid="002cca8c" fo:background-color="#1e1e1e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style:line-height-at-least="0.252cm"/>
      <style:text-properties fo:color="#9cdcfe" loext:opacity="100%" style:font-name="Droid Sans Mono" fo:font-size="10.5pt" fo:font-weight="normal" officeooo:rsid="002cca8c" officeooo:paragraph-rsid="00305d0d" fo:background-color="#1e1e1e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style:line-height-at-least="0.252cm"/>
      <style:text-properties fo:color="#9cdcfe" loext:opacity="100%" style:font-name="Droid Sans Mono" fo:font-size="10.5pt" fo:font-weight="normal" officeooo:rsid="002cca8c" officeooo:paragraph-rsid="003a7f71" fo:background-color="#1e1e1e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style:line-height-at-least="0.252cm"/>
      <style:text-properties fo:color="#9cdcfe" loext:opacity="100%" style:font-name="Droid Sans Mono" fo:font-size="10.5pt" fo:font-weight="normal" officeooo:rsid="0038882f" officeooo:paragraph-rsid="0038882f" fo:background-color="#1e1e1e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style:line-height-at-least="0.252cm"/>
      <style:text-properties fo:color="#9cdcfe" loext:opacity="100%" style:font-name="Droid Sans Mono" fo:font-size="10.5pt" fo:font-weight="normal" officeooo:rsid="0039cd42" officeooo:paragraph-rsid="0039cd42" fo:background-color="#1e1e1e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style:line-height-at-least="0.252cm"/>
      <style:text-properties fo:color="#9cdcfe" loext:opacity="100%" style:font-name="Droid Sans Mono" fo:font-size="10.5pt" fo:font-weight="normal" officeooo:rsid="003a7f71" officeooo:paragraph-rsid="003a7f71" fo:background-color="#1e1e1e"/>
    </style:style>
    <style:style style:name="P22" style:family="paragraph" style:parent-style-name="Standard">
      <style:paragraph-properties style:line-height-at-least="0.252cm"/>
      <style:text-properties fo:color="#d4d4d4" loext:opacity="100%" style:font-name="Droid Sans Mono" fo:font-size="5.25pt" fo:font-weight="normal" fo:background-color="#1e1e1e"/>
    </style:style>
    <style:style style:name="P23" style:family="paragraph" style:parent-style-name="Standard">
      <style:paragraph-properties style:line-height-at-least="0.252cm"/>
      <style:text-properties fo:color="#d4d4d4" loext:opacity="100%" style:font-name="Droid Sans Mono" fo:font-size="5.25pt" fo:font-weight="normal" officeooo:paragraph-rsid="003a7f71" fo:background-color="#1e1e1e"/>
    </style:style>
    <style:style style:name="P24" style:family="paragraph" style:parent-style-name="Standard">
      <style:paragraph-properties style:line-height-at-least="0.252cm"/>
      <style:text-properties fo:color="#d4d4d4" loext:opacity="100%" style:font-name="Droid Sans Mono" fo:font-size="10.5pt" fo:font-weight="normal" fo:background-color="#1e1e1e" style:font-size-asian="10.5pt" style:font-size-complex="10.5pt"/>
    </style:style>
    <style:style style:name="P25" style:family="paragraph" style:parent-style-name="Standard">
      <style:paragraph-properties style:line-height-at-least="0.252cm"/>
      <style:text-properties fo:color="#d4d4d4" loext:opacity="100%" style:font-name="Droid Sans Mono" fo:font-size="10.5pt" fo:font-weight="normal" officeooo:paragraph-rsid="003a7f71" fo:background-color="#1e1e1e" style:font-size-asian="10.5pt" style:font-size-complex="10.5pt"/>
    </style:style>
    <style:style style:name="P26" style:family="paragraph" style:parent-style-name="Standard">
      <style:paragraph-properties style:line-height-at-least="0.252cm" fo:break-before="page"/>
      <style:text-properties fo:font-size="10.5pt" fo:font-weight="bold" officeooo:rsid="002cca8c" officeooo:paragraph-rsid="00305d0d" style:font-size-asian="10.5pt" style:font-weight-asian="bold" style:font-size-complex="10.5pt" style:font-weight-complex="bold"/>
    </style:style>
    <style:style style:name="P27" style:family="paragraph" style:parent-style-name="Standard">
      <style:paragraph-properties style:line-height-at-least="0.252cm"/>
      <style:text-properties fo:font-size="10.5pt" officeooo:paragraph-rsid="003a7f71" style:font-size-asian="10.5pt" style:font-size-complex="10.5pt"/>
    </style:style>
    <style:style style:name="P28" style:family="paragraph" style:parent-style-name="Standard">
      <style:paragraph-properties style:line-height-at-least="0.252cm"/>
      <style:text-properties fo:font-size="10.5pt" style:font-size-asian="10.5pt" style:font-size-complex="10.5pt"/>
    </style:style>
    <style:style style:name="T1" style:family="text">
      <style:text-properties officeooo:rsid="00194c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4ce7" style:font-weight-asian="bold" style:font-weight-complex="bold"/>
    </style:style>
    <style:style style:name="T4" style:family="text">
      <style:text-properties fo:font-weight="bold" officeooo:rsid="0031aef5"/>
    </style:style>
    <style:style style:name="T5" style:family="text">
      <style:text-properties fo:color="#c586c0" loext:opacity="100%"/>
    </style:style>
    <style:style style:name="T6" style:family="text">
      <style:text-properties fo:color="#c586c0" loext:opacity="100%" fo:font-size="5.25pt"/>
    </style:style>
    <style:style style:name="T7" style:family="text">
      <style:text-properties fo:color="#c586c0" loext:opacity="100%" style:font-size-asian="10.5pt" style:font-size-complex="10.5pt"/>
    </style:style>
    <style:style style:name="T8" style:family="text">
      <style:text-properties fo:color="#9cdcfe" loext:opacity="100%"/>
    </style:style>
    <style:style style:name="T9" style:family="text">
      <style:text-properties fo:color="#9cdcfe" loext:opacity="100%" style:font-name="Droid Sans Mono" fo:font-weight="normal" fo:background-color="#1e1e1e" loext:char-shading-value="0"/>
    </style:style>
    <style:style style:name="T10" style:family="text">
      <style:text-properties fo:color="#569cd6" loext:opacity="100%"/>
    </style:style>
    <style:style style:name="T11" style:family="text">
      <style:text-properties fo:color="#dcdcaa" loext:opacity="100%"/>
    </style:style>
    <style:style style:name="T12" style:family="text">
      <style:text-properties fo:color="#808080" loext:opacity="100%"/>
    </style:style>
    <style:style style:name="T13" style:family="text">
      <style:text-properties fo:color="#808080" loext:opacity="100%" fo:font-size="5.25pt"/>
    </style:style>
    <style:style style:name="T14" style:family="text">
      <style:text-properties fo:color="#d4d4d4" loext:opacity="100%" fo:font-size="5.25pt"/>
    </style:style>
    <style:style style:name="T15" style:family="text">
      <style:text-properties fo:color="#d4d4d4" loext:opacity="100%" style:font-size-asian="10.5pt" style:font-size-complex="10.5pt"/>
    </style:style>
    <style:style style:name="T16" style:family="text">
      <style:text-properties fo:color="#ce9178" loext:opacity="100%"/>
    </style:style>
    <style:style style:name="T17" style:family="text">
      <style:text-properties fo:color="#ce9178" loext:opacity="100%" fo:font-size="5.25pt"/>
    </style:style>
    <style:style style:name="T18" style:family="text">
      <style:text-properties fo:color="#ce9178" loext:opacity="100%" style:font-size-asian="10.5pt" style:font-size-complex="10.5pt"/>
    </style:style>
    <style:style style:name="T19" style:family="text">
      <style:text-properties fo:color="#ce9178" loext:opacity="100%" officeooo:rsid="003a7f71" style:font-size-asian="10.5pt" style:font-size-complex="10.5pt"/>
    </style:style>
    <style:style style:name="T20" style:family="text">
      <style:text-properties fo:color="#ce9178" loext:opacity="100%" officeooo:rsid="002cca8c" style:font-size-asian="10.5pt" style:font-weight-asian="bold" style:font-size-complex="10.5pt" style:font-weight-complex="bold"/>
    </style:style>
    <style:style style:name="T21" style:family="text">
      <style:text-properties fo:color="#ce9178" loext:opacity="100%" officeooo:rsid="002d82f2" style:font-size-asian="10.5pt" style:font-weight-asian="bold" style:font-size-complex="10.5pt" style:font-weight-complex="bold"/>
    </style:style>
    <style:style style:name="T22" style:family="text">
      <style:text-properties fo:color="#ce9178" loext:opacity="100%" officeooo:rsid="002d82f2"/>
    </style:style>
    <style:style style:name="T23" style:family="text">
      <style:text-properties fo:color="#ce9178" loext:opacity="100%" style:font-name="Droid Sans Mono" fo:font-weight="normal" officeooo:rsid="002cca8c" fo:background-color="#1e1e1e" loext:char-shading-value="0" style:font-weight-asian="bold" style:font-weight-complex="bold"/>
    </style:style>
    <style:style style:name="T24" style:family="text">
      <style:text-properties fo:color="#d7ba7d" loext:opacity="100%"/>
    </style:style>
    <style:style style:name="T25" style:family="text">
      <style:text-properties fo:color="#b5cea8" loext:opacity="100%"/>
    </style:style>
    <style:style style:name="T26" style:family="text">
      <style:text-properties officeooo:rsid="002d82f2"/>
    </style:style>
    <style:style style:name="T27" style:family="text">
      <style:text-properties officeooo:rsid="002e3423"/>
    </style:style>
    <style:style style:name="T28" style:family="text">
      <style:text-properties officeooo:rsid="002f6100"/>
    </style:style>
    <style:style style:name="T29" style:family="text">
      <style:text-properties fo:color="#4ec9b0" loext:opacity="100%"/>
    </style:style>
    <style:style style:name="T30" style:family="text">
      <style:text-properties style:font-size-asian="10.5pt" style:font-weight-asian="bold" style:font-size-complex="10.5pt" style:font-weight-complex="bold"/>
    </style:style>
    <style:style style:name="T31" style:family="text">
      <style:text-properties officeooo:rsid="002cca8c" style:font-size-asian="10.5pt" style:font-weight-asian="bold" style:font-size-complex="10.5pt" style:font-weight-complex="bold"/>
    </style:style>
    <style:style style:name="T32" style:family="text">
      <style:text-properties officeooo:rsid="0039cd42" style:font-size-asian="10.5pt" style:font-weight-asian="bold" style:font-size-complex="10.5pt" style:font-weight-complex="bold"/>
    </style:style>
    <style:style style:name="T33" style:family="text">
      <style:text-properties style:font-size-asian="10.5pt" style:font-size-complex="10.5pt"/>
    </style:style>
    <style:style style:name="T34" style:family="text">
      <style:text-properties officeooo:rsid="00347e9e"/>
    </style:style>
    <style:style style:name="T35" style:family="text">
      <style:text-properties officeooo:rsid="00360732"/>
    </style:style>
    <style:style style:name="T36" style:family="text">
      <style:text-properties officeooo:rsid="0038882f"/>
    </style:style>
    <style:style style:name="T37" style:family="text">
      <style:text-properties fo:font-size="5.2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mando JS par criar um projeto</text:p>
      <text:p text:style-name="Preformatted_20_Text"/>
      <text:p text:style-name="Preformatted_20_Text"/>
      <text:p text:style-name="Preformatted_20_Text"><text:s text:c="4"/>1. Criar sua pasta do projeto</text:p>
      <text:p text:style-name="Preformatted_20_Text"><text:s text:c="4"/>2. Entrar na pasta do seu projeto</text:p>
      <text:p text:style-name="Preformatted_20_Text"><text:s text:c="4"/>3. Dar o comando para criar um projeto React</text:p>
      <text:p text:style-name="Preformatted_20_Text"><text:s text:c="7"/></text:p>
      <text:p text:style-name="Preformatted_20_Text"><text:s text:c="4"/>npx create-react-app seu-app</text:p>
      <text:p text:style-name="Preformatted_20_Text"><text:s text:c="7"/></text:p>
      <text:p text:style-name="Preformatted_20_Text"><text:s text:c="4"/>4. Foram criadas várias pastas de um projeto em React</text:p>
      <text:p text:style-name="Preformatted_20_Text"><text:s text:c="7"/></text:p>
      <text:p text:style-name="Preformatted_20_Text"><text:s text:c="4"/>5. Iniciar a aplicação</text:p>
      <text:p text:style-name="Preformatted_20_Text"/>
      <text:p text:style-name="Preformatted_20_Text"><text:s text:c="4"/>npm start</text:p>
      <text:p text:style-name="Preformatted_20_Text"><text:s text:c="7"/></text:p>
      <text:p text:style-name="Preformatted_20_Text"><text:s text:c="4"/>6. Um componente padrão foi criado (http://localhost:3000)</text:p>
      <text:p text:style-name="Preformatted_20_Text"><text:s text:c="7"/></text:p>
      <text:p text:style-name="Preformatted_20_Text"><text:s text:c="4"/>7. Na pasta src poderá criar sua pasta componente (ex: $mkdir componente) </text:p>
      <text:p text:style-name="Preformatted_20_Text"/>
      <text:p text:style-name="Preformatted_20_Text"><text:s text:c="4"/>8. Entrar nessa pasta com o comando cd componente (no VSCode)</text:p>
      <text:p text:style-name="Preformatted_20_Text"/>
      <text:p text:style-name="Preformatted_20_Text"><text:s text:c="4"/>9. Criar o arquivo <text:span text:style-name="T1">Novo</text:span>Componente.js (no VSCode)</text:p>
      <text:p text:style-name="Preformatted_20_Text"/>
      <text:p text:style-name="Preformatted_20_Text"><text:s text:c="4"/>11. Um componente possui (ao menos)</text:p>
      <text:p text:style-name="Preformatted_20_Text"/>
      <text:p text:style-name="Preformatted_20_Text"><text:s text:c="4"/><text:tab/>a) Um comando import, tipo: import React from ‘react’</text:p>
      <text:p text:style-name="Preformatted_20_Text"><text:s text:c="4"/><text:tab/>b) Uma função que vai definir o componente ex: </text:p>
      <text:p text:style-name="Preformatted_20_Text"><text:tab/><text:tab/>function MeuComponente() { </text:p>
      <text:p text:style-name="Preformatted_20_Text"><text:tab/><text:tab/><text:tab/>…</text:p>
      <text:p text:style-name="Preformatted_20_Text"><text:tab/><text:tab/>} </text:p>
      <text:p text:style-name="Preformatted_20_Text"><text:s text:c="4"/><text:tab/>c) Dentro dessa função deve ter uma tag: <text:span text:style-name="T2">&lt;div&gt; … &lt;/div&gt;</text:span> <text:span text:style-name="T1">e um </text:span><text:span text:style-name="T3">return</text:span></text:p>
      <text:p text:style-name="Preformatted_20_Text"><text:s text:c="7"/><text:tab/>function MeuComponente() {</text:p>
      <text:p text:style-name="Preformatted_20_Text"><text:tab/><text:tab/> <text:s text:c="3"/><text:span text:style-name="T1">return( </text:span>&lt;div&gt; … &lt;/div&gt; <text:span text:style-name="T1">);</text:span></text:p>
      <text:p text:style-name="Preformatted_20_Text"><text:s text:c="7"/><text:tab/>}</text:p>
      <text:p text:style-name="Preformatted_20_Text"/>
      <text:p text:style-name="Preformatted_20_Text"><text:s text:c="4"/>d) Um comando export, tipo: export default MeuComponente;</text:p>
      <text:p text:style-name="Preformatted_20_Text"/>
      <text:p text:style-name="Preformatted_20_Text"/>
      <text:p text:style-name="Preformatted_20_Text"><text:s text:c="4"/>e) Exemplo completo:</text:p>
      <text:p text:style-name="Preformatted_20_Text"/>
      <text:p text:style-name="Preformatted_20_Text"><text:tab/>import React from 'react';</text:p>
      <text:p text:style-name="Preformatted_20_Text"/>
      <text:p text:style-name="Preformatted_20_Text"><text:tab/>function MeuComponente() {</text:p>
      <text:p text:style-name="Preformatted_20_Text"><text:s text:c="2"/><text:tab/><text:tab/>return (</text:p>
      <text:p text:style-name="Preformatted_20_Text"><text:s text:c="4"/><text:tab/><text:tab/><text:tab/>&lt;div&gt;</text:p>
      <text:p text:style-name="Preformatted_20_Text"><text:s text:c="6"/><text:tab/><text:tab/><text:tab/>Meu componente</text:p>
      <text:p text:style-name="Preformatted_20_Text"><text:s text:c="4"/><text:tab/><text:tab/><text:tab/>&lt;/div&gt;</text:p>
      <text:p text:style-name="Preformatted_20_Text"><text:s text:c="2"/><text:tab/><text:tab/>);</text:p>
      <text:p text:style-name="Preformatted_20_Text"><text:tab/>}</text:p>
      <text:p text:style-name="Preformatted_20_Text"/>
      <text:p text:style-name="Preformatted_20_Text"><text:tab/>export default MeuComponente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6">App.js // <text:span text:style-name="T27">para o exemplo, </text:span></text:p>
      <text:p text:style-name="P17"><text:span text:style-name="T36">1) </text:span>// <text:span text:style-name="T35">Instale o React Router DOM com o comando: npm i react-router-dom</text:span></text:p>
      <text:p text:style-name="P17"/>
      <text:p text:style-name="P19">2) Crie as duas páginas na pasta “paginas” como compnentes React (use: rafce – mais rápido)</text:p>
      <text:p text:style-name="P19"/>
      <text:p text:style-name="P13"><text:span text:style-name="T32">3) em App.js faça o </text:span><text:span text:style-name="T7">import</text:span><text:span text:style-name="T15"> {</text:span><text:span text:style-name="T33">BrowserRouter</text:span><text:span text:style-name="T15">, </text:span><text:span text:style-name="T33">Routes</text:span><text:span text:style-name="T15">, </text:span><text:span text:style-name="T33">Route</text:span><text:span text:style-name="T15">, </text:span><text:span text:style-name="T33">Router</text:span><text:span text:style-name="T15">, </text:span><text:span text:style-name="T33">Link</text:span><text:span text:style-name="T15">} </text:span><text:span text:style-name="T7">from</text:span><text:span text:style-name="T15"> </text:span><text:span text:style-name="T18">"react-router-dom"</text:span></text:p>
      <text:p text:style-name="P13"><text:span text:style-name="T18"/></text:p>
      <text:p text:style-name="P21"><text:span text:style-name="T18">4) faça importe:</text:span></text:p>
      <text:p text:style-name="P21"><text:span text:style-name="T18"><text:s/></text:span><text:span text:style-name="T31">import Home from ‘./paginas/Home’; <text:s/></text:span><text:span text:style-name="T30">e</text:span></text:p>
      <text:p text:style-name="P21"><text:span text:style-name="T20">import </text:span><text:span text:style-name="T21">Sobre</text:span><text:span text:style-name="T20"> from‘./paginas/Sobre’;</text:span></text:p>
      <text:p text:style-name="P13"><text:span text:style-name="T18"/></text:p>
      <text:p text:style-name="P14"><text:span text:style-name="T19">/// <text:s text:c="3"/>Sua <text:s/>App.js fica assim</text:span></text:p>
      <text:p text:style-name="P21"><text:span text:style-name="T18"/></text:p>
      <text:p text:style-name="P18">// <text:span text:style-name="T28">configurar o react browser route</text:span></text:p>
      <text:p text:style-name="P18">import { BrowserRouter as Router, Route, Switch } from 'react-router-dom';</text:p>
      <text:p text:style-name="P18"/>
      <text:p text:style-name="P18">//pagina</text:p>
      <text:p text:style-name="P18">import Home from ‘./paginas/Home’;</text:p>
      <text:p text:style-name="P18">import <text:span text:style-name="T26">Sobre</text:span> from ‘./paginas/Sobre’;</text:p>
      <text:p text:style-name="P18"/>
      <text:p text:style-name="P18">const App = () =&gt; {</text:p>
      <text:p text:style-name="P18"><text:s text:c="2"/>return (</text:p>
      <text:p text:style-name="P18"><text:s text:c="4"/>&lt;Router&gt;</text:p>
      <text:p text:style-name="P18"><text:s text:c="6"/>&lt;div className="App"&gt;</text:p>
      <text:p text:style-name="P18"><text:s text:c="8"/>&lt;<text:span text:style-name="T34">Routes</text:span>&gt;</text:p>
      <text:p text:style-name="P25"><text:span text:style-name="T12"><text:tab/>&lt;</text:span><text:span text:style-name="T10">ul</text:span><text:span text:style-name="T12">&gt;</text:span><text:span text:style-name="T13"/></text:p>
      <text:p text:style-name="P5"><text:span text:style-name="T12"><text:tab/> <text:s text:c="2"/>&lt;</text:span><text:span text:style-name="T10">li</text:span><text:span text:style-name="T12">&gt;</text:span><text:span text:style-name="T13"/></text:p>
      <text:p text:style-name="P5"><text:span text:style-name="T12"><text:s/><text:tab/> <text:s text:c="4"/>&lt;</text:span><text:span text:style-name="T10">link</text:span> <text:span text:style-name="T8">to</text:span>=<text:span text:style-name="T16">"/"</text:span><text:span text:style-name="T12">&gt;</text:span>Home<text:span text:style-name="T12">&lt;/</text:span><text:span text:style-name="T10">link</text:span><text:span text:style-name="T12">&gt;</text:span><text:span text:style-name="T13"/></text:p>
      <text:p text:style-name="P5"><text:span text:style-name="T12"><text:tab/> <text:s/>&lt;/</text:span><text:span text:style-name="T10">li</text:span><text:span text:style-name="T12">&gt;</text:span><text:span text:style-name="T13"/></text:p>
      <text:p text:style-name="P5"><text:span text:style-name="T12"><text:tab/> <text:s/>&lt;</text:span><text:span text:style-name="T10">li</text:span><text:span text:style-name="T12">&gt;</text:span><text:span text:style-name="T13"/></text:p>
      <text:p text:style-name="P5"><text:span text:style-name="T12"><text:tab/> <text:s text:c="4"/>&lt;</text:span><text:span text:style-name="T10">link</text:span> <text:span text:style-name="T8">to</text:span>=<text:span text:style-name="T16">"/sobre"</text:span><text:span text:style-name="T12">&gt;</text:span>Sobre<text:span text:style-name="T12">&lt;/</text:span><text:span text:style-name="T10">link</text:span><text:span text:style-name="T12">&gt;</text:span><text:span text:style-name="T13"/></text:p>
      <text:p text:style-name="P5"><text:span text:style-name="T12"><text:tab/> <text:s/>&lt;/</text:span><text:span text:style-name="T10">li</text:span><text:span text:style-name="T12">&gt;</text:span><text:span text:style-name="T13"/></text:p>
      <text:p text:style-name="P5"><text:span text:style-name="T12"><text:tab/> <text:s/>&lt;/</text:span><text:span text:style-name="T10">ul</text:span><text:span text:style-name="T12">&gt;</text:span><text:span text:style-name="T13"/></text:p>
      <text:p text:style-name="P23"/>
      <text:p text:style-name="P25"><text:span text:style-name="T12"><text:tab/>&lt;</text:span><text:span text:style-name="T29">Route</text:span> <text:span text:style-name="T8">path</text:span>=<text:span text:style-name="T16">"/"</text:span> <text:span text:style-name="T8">element</text:span>=<text:span text:style-name="T10">{</text:span><text:span text:style-name="T12">&lt;</text:span><text:span text:style-name="T29">Home</text:span> <text:span text:style-name="T12">/&gt;</text:span><text:span text:style-name="T10">}</text:span> <text:span text:style-name="T12">/&gt;</text:span></text:p>
      <text:p text:style-name="P25"><text:span text:style-name="T12"><text:tab/>&lt;</text:span><text:span text:style-name="T29">Route</text:span> <text:span text:style-name="T8">path</text:span>=<text:span text:style-name="T16">"/sobre"</text:span> <text:span text:style-name="T8">element</text:span>=<text:span text:style-name="T10">{</text:span><text:span text:style-name="T12">&lt;</text:span><text:span text:style-name="T29">Sobre</text:span> <text:span text:style-name="T12">/&gt;</text:span><text:span text:style-name="T10">}</text:span> <text:span text:style-name="T12">/&gt;</text:span></text:p>
      <text:p text:style-name="P23"/>
      <text:p text:style-name="P18"/>
      <text:p text:style-name="P18"><text:s text:c="8"/>&lt;/<text:span text:style-name="T34">Routes</text:span>&gt;</text:p>
      <text:p text:style-name="P18"><text:s text:c="6"/>&lt;/div&gt;</text:p>
      <text:p text:style-name="P18"><text:s text:c="4"/>&lt;/Router&gt;</text:p>
      <text:p text:style-name="P18"><text:s text:c="2"/>);</text:p>
      <text:p text:style-name="P27"><text:span text:style-name="T23">};</text:span></text:p>
      <text:p text:style-name="P8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6T12:43:58.325391831</dc:date>
    <meta:editing-duration>PT19H10M45S</meta:editing-duration>
    <meta:editing-cycles>34</meta:editing-cycles>
    <meta:generator>LibreOffice/7.4.7.2$Linux_X86_64 LibreOffice_project/40$Build-2</meta:generator>
    <meta:document-statistic meta:table-count="0" meta:image-count="0" meta:object-count="0" meta:page-count="2" meta:paragraph-count="72" meta:word-count="289" meta:character-count="2051" meta:non-whitespace-character-count="1573"/>
  </office:meta>
</office:document-meta>
</file>